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">
      <style:graphic-properties draw:fill="none" draw:stroke="solid" svg:stroke-width="0.00694in" svg:stroke-color="#4472c4" draw:marker-end="a124" svg:stroke-opacity="100%" draw:stroke-linejoin="miter" svg:stroke-linecap="butt"/>
    </style:style>
    <style:style style:family="graphic" style:name="a31">
      <style:graphic-properties draw:fill="none" draw:stroke="solid" svg:stroke-width="0.00694in" svg:stroke-color="#4472c4" draw:marker-end="a30" svg:stroke-opacity="100%" draw:stroke-linejoin="miter" svg:stroke-linecap="butt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0694in" svg:stroke-color="#4472c4" draw:marker-end="a32" svg:stroke-opacity="100%" draw:stroke-linejoin="miter" svg:stroke-linecap="butt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4472c4" draw:marker-end="a131" svg:stroke-opacity="100%" draw:stroke-linejoin="miter" svg:stroke-linecap="butt"/>
    </style:style>
    <style:style style:family="graphic" style:name="a134">
      <style:graphic-properties draw:fill="none" draw:stroke="solid" svg:stroke-width="0.00694in" svg:stroke-color="#4472c4" draw:marker-end="a133" svg:stroke-opacity="100%" draw:stroke-linejoin="miter" svg:stroke-linecap="butt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fill="none" draw:stroke="solid" svg:stroke-width="0.00694in" svg:stroke-color="#4472c4" draw:marker-end="a44" svg:stroke-opacity="100%" draw:stroke-linejoin="miter" svg:stroke-linecap="butt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0694in" svg:stroke-color="#4472c4" draw:marker-end="a90" svg:stroke-opacity="100%" draw:stroke-linejoin="miter" svg:stroke-linecap="butt"/>
    </style:style>
    <style:style style:family="graphic" style:name="a93">
      <style:graphic-properties draw:fill="none" draw:stroke="solid" svg:stroke-width="0.00694in" svg:stroke-color="#4472c4" draw:marker-end="a92" svg:stroke-opacity="100%" draw:stroke-linejoin="miter" svg:stroke-linecap="butt"/>
    </style:style>
    <style:style style:family="graphic" style:name="a95">
      <style:graphic-properties draw:fill="none" draw:stroke="solid" svg:stroke-width="0.00694in" svg:stroke-color="#4472c4" draw:marker-end="a94" svg:stroke-opacity="100%" draw:stroke-linejoin="miter" svg:stroke-linecap="butt"/>
    </style:style>
    <style:style style:family="graphic" style:name="a97">
      <style:graphic-properties draw:fill="none" draw:stroke="solid" svg:stroke-width="0.00694in" svg:stroke-color="#4472c4" draw:marker-end="a96" svg:stroke-opacity="100%" draw:stroke-linejoin="miter" svg:stroke-linecap="butt"/>
    </style:style>
    <style:style style:family="graphic" style:name="a99">
      <style:graphic-properties draw:fill="none" draw:stroke="solid" svg:stroke-width="0.00694in" svg:stroke-color="#4472c4" draw:marker-end="a98" svg:stroke-opacity="100%" draw:stroke-linejoin="miter" svg:stroke-linecap="butt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solid" svg:stroke-width="0.00694in" svg:stroke-color="#4472c4" draw:marker-end="a49" svg:stroke-opacity="100%" draw:stroke-linejoin="miter" svg:stroke-linecap="butt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none" draw:stroke="solid" svg:stroke-width="0.00694in" svg:stroke-color="#4472c4" draw:marker-end="a146" svg:stroke-opacity="100%" draw:stroke-linejoin="miter" svg:stroke-linecap="butt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none" draw:stroke="solid" svg:stroke-width="0.00694in" svg:stroke-color="#4472c4" draw:marker-end="a148" svg:stroke-opacity="100%" draw:stroke-linejoin="miter" svg:stroke-linecap="butt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694in" svg:stroke-color="#ed7d31" draw:marker-start="a56" draw:marker-end="a57" svg:stroke-opacity="100%" draw:stroke-linejoin="miter" svg:stroke-linecap="butt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none" draw:stroke="solid" svg:stroke-width="0.00694in" svg:stroke-color="#4472c4" draw:marker-end="a3" svg:stroke-opacity="100%" draw:stroke-linejoin="miter" svg:stroke-linecap="butt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0694in" svg:stroke-color="#4472c4" draw:marker-end="a100" svg:stroke-opacity="100%" draw:stroke-linejoin="miter" svg:stroke-linecap="butt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0694in" svg:stroke-color="#4472c4" draw:marker-end="a105" svg:stroke-opacity="100%" draw:stroke-linejoin="miter" svg:stroke-linecap="butt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4472c4" draw:marker-end="a107" svg:stroke-opacity="100%" draw:stroke-linejoin="miter" svg:stroke-linecap="butt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dash" draw:stroke-dash="a59" svg:stroke-width="0.00694in" svg:stroke-color="#ed7d31" draw:marker-start="a60" draw:marker-end="a61" svg:stroke-opacity="100%" draw:stroke-linejoin="miter" svg:stroke-linecap="but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">
      <style:graphic-properties draw:fill="none" draw:stroke="solid" svg:stroke-width="0.00694in" svg:stroke-color="#4472c4" draw:marker-end="a22" svg:stroke-opacity="100%" draw:stroke-linejoin="miter" svg:stroke-linecap="butt"/>
    </style:style>
    <style:style style:family="graphic" style:name="a118">
      <style:graphic-properties draw:fill="none" draw:stroke="solid" svg:stroke-width="0.00694in" svg:stroke-color="#4472c4" draw:marker-end="a117" svg:stroke-opacity="100%" draw:stroke-linejoin="miter" svg:stroke-linecap="butt"/>
    </style:style>
    <style:style style:family="graphic" style:name="a25">
      <style:graphic-properties draw:fill="none" draw:stroke="solid" svg:stroke-width="0.00694in" svg:stroke-color="#4472c4" draw:marker-end="a24" svg:stroke-opacity="100%" draw:stroke-linejoin="miter" svg:stroke-linecap="butt"/>
    </style:style>
    <style:style style:family="graphic" style:name="a26" style:parent-style-name="Graphics">
      <style:graphic-properties draw:fill="none" fo:clip="rect(0in, 0in, 0in, 0in)" draw:stroke="non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0694in" svg:stroke-color="#4472c4" draw:marker-end="a119" svg:stroke-opacity="100%" draw:stroke-linejoin="miter" svg:stroke-linecap="butt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1"/>
          <table:table-cell table:style-name="ce1">
            <draw:custom-shape svg:x="0.15278in" svg:y="0.125in" svg:width="2.13194in" svg:height="1.49306in" draw:z-index="9" draw:id="id8" draw:style-name="a29" draw:name="Oval 17">
              <svg:title/>
              <svg:desc/>
              <text:p text:style-name="a28" text:class-names="" text:cond-style-name=""><text:span text:style-name="a27" text:class-names="">Add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72"/>
        </table:table-row>
        <table:table-row table:style-name="ro1">
          <table:table-cell table:number-columns-repeated="15"/>
          <table:table-cell table:style-name="ce1">
            <draw:custom-shape svg:x="0.11111in" svg:y="0.02083in" svg:width="2.48611in" svg:height="0.55556in" draw:z-index="20" draw:id="id19" draw:style-name="a70" draw:name="Rectangle 44">
              <svg:title/>
              <svg:desc/>
              <text:p text:style-name="a67" text:class-names="" text:cond-style-name=""><text:span text:style-name="a63" text:class-names="">(button id=<text:s text:c="1"/></text:span><text:span text:style-name="a64" text:class-names="">"DVD</text:span><text:span text:style-name="a65" text:class-names="">"</text:span><text:span text:style-name="a66" text:class-names="">)</text:span></text:p>
              <text:p text:style-name="a69" text:class-names="" text:cond-style-name=""><text:span text:style-name="a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">
            <draw:connector draw:type="line" svg:x1="0.28472in" svg:y1="0.46875in" draw:start-shape="id8" draw:start-glue-point="1" svg:x2="0.77778in" svg:y2="0.09722in" draw:end-shape="id19" draw:end-glue-point="3" draw:z-index="24" draw:id="id23" draw:style-name="a91" draw:name="Straight Arrow Connector 50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59722in" svg:y1="0.09722in" draw:start-shape="id19" draw:start-glue-point="1" svg:x2="1.23611in" svg:y2="0.96875in" draw:end-shape="id22" draw:end-glue-point="3" draw:z-index="27" draw:id="id26" draw:style-name="a97" draw:name="Straight Arrow Connector 56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/>
          <table:table-cell table:style-name="ce1">
            <draw:custom-shape svg:x="0.22222in" svg:y="0.13194in" svg:width="2.13194in" svg:height="1.49306in" draw:z-index="1" draw:id="id0" draw:style-name="a2" draw:name="Oval 1">
              <svg:title/>
              <svg:desc/>
              <text:p text:style-name="a1" text:class-names="" text:cond-style-name=""><text:span text:style-name="a0" text:class-names="">Index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4"/>
          <table:table-cell table:style-name="ce1">
            <draw:custom-shape svg:x="0.02778in" svg:y="0.09722in" svg:width="2.48611in" svg:height="0.55556in" draw:z-index="4" draw:id="id3" draw:style-name="a14" draw:name="Rectangle 7">
              <svg:title/>
              <svg:desc/>
              <text:p text:style-name="a11" text:class-names="" text:cond-style-name=""><text:span text:style-name="a8" text:class-names="">(button id=<text:s text:c="1"/></text:span><text:span text:style-name="a9" text:class-names="">"add-product-btn"</text:span><text:span text:style-name="a10" text:class-names="">)</text:span></text:p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2"/>
          <table:table-cell table:style-name="ce1">
            <draw:custom-shape svg:x="0.56944in" svg:y="0.04167in" svg:width="2.02083in" svg:height="1.45139in" draw:z-index="23" draw:id="id22" draw:style-name="a89" draw:name="Rectangle: Rounded Corners 48">
              <svg:title/>
              <svg:desc/>
              <text:p text:style-name="a88" text:class-names="" text:cond-style-name=""><text:span text:style-name="a85" text:class-names="">Javascript function allows to display</text:span><text:span text:style-name="a86" text:class-names=""><text:s text:c="1"/>inputs specific for id of a button that is being clicked</text:span><text:span text:style-name="a8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64"/>
        </table:table-row>
        <table:table-row table:style-name="ro1">
          <table:table-cell table:number-columns-repeated="4"/>
          <table:table-cell table:style-name="ce1">
            <draw:connector draw:type="line" svg:x1="0.35417in" svg:y1="0.67708in" draw:start-shape="id0" draw:start-glue-point="1" svg:x2="1.36111in" svg:y2="0.17361in" draw:end-shape="id3" draw:end-glue-point="3" draw:z-index="6" draw:id="id5" draw:style-name="a23" draw:name="Straight Arrow Connector 11">
              <svg:title/>
              <svg:desc/>
            </draw:connector>
          </table:table-cell>
          <table:table-cell table:number-columns-repeated="4"/>
          <table:table-cell table:style-name="ce1">
            <draw:connector draw:type="line" svg:x1="0.51389in" svg:y1="0.17361in" draw:start-shape="id3" draw:start-glue-point="1" svg:x2="1.48611in" svg:y2="0.06597in" draw:end-shape="id8" draw:end-glue-point="3" draw:z-index="10" draw:id="id9" draw:style-name="a31" draw:name="Straight Arrow Connector 19">
              <svg:title/>
              <svg:desc/>
            </draw:connector>
          </table:table-cell>
          <table:table-cell table:number-columns-repeated="4"/>
          <table:table-cell table:style-name="ce1">
            <draw:connector draw:type="line" svg:x1="0.28472in" svg:y1="0.06597in" draw:start-shape="id8" draw:start-glue-point="1" svg:x2="0.77778in" svg:y2="1.27083in" draw:end-shape="id21" draw:end-glue-point="3" draw:z-index="26" draw:id="id25" draw:style-name="a95" draw:name="Straight Arrow Connector 54">
              <svg:title/>
              <svg:desc/>
            </draw:connector>
            <draw:connector draw:type="line" svg:x1="0.28472in" svg:y1="0.06597in" draw:start-shape="id8" draw:start-glue-point="1" svg:x2="0.79167in" svg:y2="0.45833in" draw:end-shape="id20" draw:end-glue-point="3" draw:z-index="25" draw:id="id24" draw:style-name="a93" draw:name="Straight Arrow Connector 52">
              <svg:title/>
              <svg:desc/>
            </draw:connector>
          </table:table-cell>
          <table:table-cell table:style-name="ce1">
            <draw:custom-shape svg:x="0.125in" svg:y="0.18056in" svg:width="2.48611in" svg:height="0.55556in" draw:z-index="21" draw:id="id20" draw:style-name="a77" draw:name="Rectangle 45">
              <svg:title/>
              <svg:desc/>
              <text:p text:style-name="a74" text:class-names="" text:cond-style-name=""><text:span text:style-name="a71" text:class-names="">(button id=<text:s text:c="1"/></text:span><text:span text:style-name="a72" text:class-names="">"book"</text:span><text:span text:style-name="a73" text:class-names="">)</text:span></text:p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1">
            <draw:connector draw:type="line" svg:x1="0.61111in" svg:y1="0.05556in" draw:start-shape="id20" draw:start-glue-point="1" svg:x2="1.23611in" svg:y2="0.16319in" draw:end-shape="id22" draw:end-glue-point="3" draw:z-index="28" draw:id="id27" draw:style-name="a99" draw:name="Straight Arrow Connector 58">
              <svg:title/>
              <svg:desc/>
            </draw:connector>
            <draw:connector draw:type="line" svg:x1="0.59722in" svg:y1="0.86806in" draw:start-shape="id21" draw:start-glue-point="1" svg:x2="1.23611in" svg:y2="0.16319in" draw:end-shape="id22" draw:end-glue-point="3" draw:z-index="29" draw:id="id28" draw:style-name="a101" draw:name="Straight Arrow Connector 60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 table:number-columns-repeated="4"/>
          <table:table-cell table:style-name="ce1">
            <draw:connector draw:type="line" svg:x1="0.35417in" svg:y1="0.07292in" draw:start-shape="id0" draw:start-glue-point="1" svg:x2="1.36111in" svg:y2="0.68056in" draw:end-shape="id4" draw:end-glue-point="3" draw:z-index="7" draw:id="id6" draw:style-name="a25" draw:name="Straight Arrow Connector 13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5"/>
          <table:table-cell table:style-name="ce1">
            <draw:custom-shape svg:x="0.11111in" svg:y="0.1875in" svg:width="2.48611in" svg:height="0.55556in" draw:z-index="22" draw:id="id21" draw:style-name="a84" draw:name="Rectangle 46">
              <svg:title/>
              <svg:desc/>
              <text:p text:style-name="a81" text:class-names="" text:cond-style-name=""><text:span text:style-name="a78" text:class-names="">(button id=<text:s text:c="1"/></text:span><text:span text:style-name="a79" text:class-names="">"furniture"</text:span><text:span text:style-name="a80" text:class-names="">)</text:span></text:p>
              <text:p text:style-name="a83" text:class-names="" text:cond-style-name=""><text:span text:style-name="a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style-name="ro1">
          <table:table-cell table:number-columns-repeated="4"/>
          <table:table-cell table:style-name="ce1">
            <draw:custom-shape svg:x="0.00694in" svg:y="0.16667in" svg:width="1.11111in" svg:height="0.47222in" draw:z-index="15" draw:id="id14" draw:style-name="a48" draw:name="Oval 28">
              <svg:title/>
              <svg:desc/>
              <text:p text:style-name="a47" text:class-names="" text:cond-style-name=""><text:span text:style-name="a46" text:class-names="">config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/>
          <table:table-cell table:style-name="ce1">
            <draw:custom-shape svg:x="0.02778in" svg:y="0in" svg:width="2.48611in" svg:height="0.55556in" draw:z-index="5" draw:id="id4" draw:style-name="a21" draw:name="Rectangle 9">
              <svg:title/>
              <svg:desc/>
              <text:p text:style-name="a18" text:class-names="" text:cond-style-name=""><text:span text:style-name="a15" text:class-names="">(button id=<text:s text:c="1"/></text:span><text:span text:style-name="a16" text:class-names="">"delete-product-btn"</text:span><text:span text:style-name="a17" text:class-names="">)</text:span></text:p>
              <text:p text:style-name="a20" text:class-names="" text:cond-style-name=""><text:span text:style-name="a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7"/>
        </table:table-row>
        <table:table-row table:style-name="ro1">
          <table:table-cell table:number-columns-repeated="9"/>
          <table:table-cell table:style-name="ce1">
            <draw:connector draw:type="line" svg:x1="0.51389in" svg:y1="0.07639in" draw:start-shape="id4" draw:start-glue-point="1" svg:x2="1.42361in" svg:y2="0.70486in" draw:end-shape="id10" draw:end-glue-point="3" draw:z-index="11" draw:id="id11" draw:style-name="a33" draw:name="Straight Arrow Connector 21">
              <svg:title/>
              <svg:desc/>
            </draw:connector>
          </table:table-cell>
          <table:table-cell/>
          <table:table-cell table:style-name="ce1">
            <draw:custom-shape svg:x="0.09028in" svg:y="0.06944in" svg:width="2.1875in" svg:height="1.27083in" draw:z-index="12" draw:id="id10" draw:style-name="a40" draw:name="Rectangle: Rounded Corners 22">
              <svg:title/>
              <svg:desc/>
              <text:p text:style-name="a39" text:class-names="" text:cond-style-name=""><text:span text:style-name="a34" text:class-names="">If checkbox</text:span><text:span text:style-name="a35" text:class-names=""><text:s text:c="1"/>of a card</text:span><text:span text:style-name="a36" text:class-names=""><text:s text:c="1"/>created in Display.php is ticked</text:span><text:span text:style-name="a37" text:class-names="">, class Delete.php is invoked. (all products where checkbox is ticked are deleted)<text:s text:c="1"/></text:span><text:span text:style-name="a3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"/>
          <table:table-cell table:style-name="ce1">
            <draw:connector draw:type="line" svg:x1="0.24653in" svg:y1="0.08333in" draw:start-shape="id22" draw:start-glue-point="2" svg:x2="0.26736in" svg:y2="0.63194in" draw:end-shape="id29" draw:end-glue-point="0" draw:z-index="31" draw:id="id30" draw:style-name="a106" draw:name="Straight Arrow Connector 66">
              <svg:title/>
              <svg:desc/>
            </draw:connector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1">
            <draw:connector draw:type="line" svg:x1="0.62153in" svg:y1="0.01389in" draw:start-shape="id0" draw:start-glue-point="2" svg:x2="0.69444in" svg:y2="1.3125in" draw:end-shape="id1" draw:end-glue-point="0" draw:z-index="2" draw:id="id2" draw:style-name="a4" draw:name="Straight Arrow Connector 3">
              <svg:title/>
              <svg:desc/>
            </draw:connector>
          </table:table-cell>
          <table:table-cell table:number-columns-repeated="16381"/>
        </table:table-row>
        <table:table-row table:style-name="ro1">
          <table:table-cell table:number-columns-repeated="4"/>
          <table:table-cell table:style-name="ce1">
            <draw:connector draw:type="line" svg:x1="0.5625in" svg:y1="0.03472in" draw:start-shape="id14" draw:start-glue-point="2" svg:x2="0.6438in" svg:y2="0.31988in" draw:end-shape="id12" draw:end-glue-point="4" draw:z-index="16" draw:id="id15" draw:style-name="a50" draw:name="Straight Arrow Connector 30">
              <svg:title/>
              <svg:desc/>
            </draw:connector>
            <draw:custom-shape svg:x="0.40278in" svg:y="0.18056in" svg:width="1.64583in" svg:height="0.95139in" draw:z-index="13" draw:id="id12" draw:style-name="a43" draw:name="Oval 25">
              <svg:title/>
              <svg:desc/>
              <text:p text:style-name="a42" text:class-names="" text:cond-style-name=""><text:span text:style-name="a41" text:class-names="">Database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>
            <draw:connector draw:type="line" svg:x1="4.75694in" svg:y1="0.10069in" draw:start-shape="id10" draw:start-glue-point="3" svg:x2="0.0142in" svg:y2="1.89961in" draw:end-shape="id1" draw:end-glue-point="6" draw:z-index="19" draw:id="id18" draw:style-name="a62" draw:name="Straight Arrow Connector 39">
              <svg:title/>
              <svg:desc/>
            </draw:connector>
          </table:table-cell>
          <table:table-cell table:number-columns-repeated="14"/>
          <table:table-cell table:style-name="ce1">
            <draw:custom-shape svg:x="0.53472in" svg:y="0.02778in" svg:width="2.13194in" svg:height="1.49306in" draw:z-index="30" draw:id="id29" draw:style-name="a104" draw:name="Oval 64">
              <svg:title/>
              <svg:desc/>
              <text:p text:style-name="a103" text:class-names="" text:cond-style-name=""><text:span text:style-name="a102" text:class-names="">Product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64"/>
        </table:table-row>
        <table:table-row table:style-name="ro1">
          <table:table-cell table:number-columns-repeated="24"/>
          <table:table-cell office:value-type="string" table:style-name="ce1">
            <text:p>x`</text:p>
          </table:table-cell>
          <table:table-cell table:number-columns-repeated="16359"/>
        </table:table-row>
        <table:table-row table:style-name="ro1">
          <table:table-cell table:number-columns-repeated="10"/>
          <table:table-cell table:style-name="ce1">
            <draw:frame draw:z-index="8" draw:id="id7" draw:style-name="a26" draw:name="Picture 16" svg:x="0in" svg:y="0in" svg:width="0.67361in" svg:height="0.20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8"/>
          <table:table-cell table:style-name="ce1">
            <draw:connector draw:type="line" svg:x1="1.20139in" svg:y1="0.17014in" draw:start-shape="id29" draw:start-glue-point="3" svg:x2="0.48611in" svg:y2="0.78472in" draw:z-index="35" draw:id="id34" draw:style-name="a118" draw:name="Straight Arrow Connector 76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/>
          <table:table-cell table:style-name="ce1">
            <draw:custom-shape svg:x="0.4375in" svg:y="0.10417in" svg:width="1.84722in" svg:height="1.15972in" draw:z-index="3" draw:id="id1" draw:style-name="a7" draw:name="Oval 4">
              <svg:title/>
              <svg:desc/>
              <text:p text:style-name="a6" text:class-names="" text:cond-style-name=""><text:span text:style-name="a5" text:class-names="">Display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2"/>
          <table:table-cell table:style-name="ce1">
            <draw:connector draw:type="line" svg:x1="1.22569in" svg:y1="0.125in" draw:start-shape="id12" draw:start-glue-point="2" svg:x2="0.28472in" svg:y2="0.68403in" draw:end-shape="id1" draw:end-glue-point="1" draw:z-index="14" draw:id="id13" draw:style-name="a45" draw:name="Straight Arrow Connector 27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>
            <draw:custom-shape svg:x="0.40972in" svg:y="0.125in" svg:width="2.1875in" svg:height="1.27083in" draw:z-index="34" draw:id="id33" draw:style-name="a116" draw:name="Rectangle: Rounded Corners 74">
              <svg:title/>
              <svg:desc/>
              <text:p text:style-name="a115" text:class-names="" text:cond-style-name=""><text:span text:style-name="a112" text:class-names="">Product.php</text:span><text:span text:style-name="a113" text:class-names=""><text:s text:c="1"/>is an abstract class used by Classes Book,Furniture and DVD in SubProduct.php</text:span><text:span text:style-name="a11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68"/>
        </table:table-row>
        <table:table-row table:style-name="ro1">
          <table:table-cell table:number-columns-repeated="21"/>
          <table:table-cell table:style-name="ce1">
            <draw:connector draw:type="line" svg:x1="0.26736in" svg:y1="0.11111in" draw:start-shape="id29" draw:start-glue-point="2" svg:x2="0.32986in" svg:y2="0.5625in" draw:z-index="32" draw:id="id31" draw:style-name="a108" draw:name="Straight Arrow Connector 69">
              <svg:title/>
              <svg:desc/>
            </draw:connector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1">
            <draw:custom-shape svg:x="0.3125in" svg:y="0.13889in" svg:width="2.71528in" svg:height="2.04167in" draw:z-index="33" draw:id="id32" draw:style-name="a111" draw:name="Oval 72">
              <svg:title/>
              <svg:desc/>
              <text:p text:style-name="a110" text:class-names="" text:cond-style-name=""><text:span text:style-name="a109" text:class-names="">SubProduct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1">
            <draw:connector draw:type="line" svg:x1="0.02778in" svg:y1="0.05556in" draw:start-shape="id1" draw:start-glue-point="2" svg:x2="0.02431in" svg:y2="0.60417in" draw:end-shape="id16" draw:end-glue-point="0" draw:z-index="18" draw:id="id17" draw:style-name="a58" draw:name="Straight Arrow Connector 37">
              <svg:title/>
              <svg:desc/>
            </draw:connector>
          </table:table-cell>
          <table:table-cell table:number-columns-repeated="16380"/>
        </table:table-row>
        <table:table-row table:style-name="ro1">
          <table:table-cell table:number-columns-repeated="9"/>
          <table:table-cell table:style-name="ce1">
            <draw:custom-shape svg:x="0.20833in" svg:y="0.13889in" svg:width="2.27083in" svg:height="1.15972in" draw:z-index="43" draw:id="id42" draw:style-name="a140" draw:name="Oval 91">
              <svg:title/>
              <svg:desc/>
              <text:p text:style-name="a139" text:class-names="" text:cond-style-name=""><text:span text:style-name="a138" text:class-names="">Validate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74"/>
        </table:table-row>
        <table:table-row table:style-name="ro1">
          <table:table-cell table:number-columns-repeated="18"/>
          <table:table-cell table:style-name="ce1">
            <draw:connector draw:type="line" svg:x1="0.97917in" svg:y1="0.55556in" draw:start-shape="id32" draw:start-glue-point="3" svg:x2="0.5in" svg:y2="0.11806in" draw:z-index="36" draw:id="id35" draw:style-name="a120" draw:name="Straight Arrow Connector 78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/>
          <table:table-cell table:style-name="ce1">
            <draw:custom-shape svg:x="0.21528in" svg:y="0in" svg:width="2.28472in" svg:height="1.15278in" draw:z-index="17" draw:id="id16" draw:style-name="a55" draw:name="Rectangle: Rounded Corners 32">
              <svg:title/>
              <svg:desc/>
              <text:p text:style-name="a54" text:class-names="" text:cond-style-name=""><text:span text:style-name="a51" text:class-names="">Class</text:span><text:span text:style-name="a52" text:class-names=""><text:s text:c="1"/>Display.php is responsible for taking data from database, creating cards with that data and checkbox for delete function</text:span><text:span text:style-name="a5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connector draw:type="line" svg:x1="0.67708in" svg:y1="0.09028in" draw:start-shape="id42" draw:start-glue-point="2" svg:x2="0.63194in" svg:y2="0.97917in" draw:end-shape="id41" draw:end-glue-point="0" draw:z-index="45" draw:id="id44" draw:style-name="a147" draw:name="Straight Arrow Connector 95">
              <svg:title/>
              <svg:desc/>
            </draw:connector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table:style-name="ce1">
            <draw:connector draw:type="line" svg:x1="0.33681in" svg:y1="0.16667in" draw:start-shape="id32" draw:start-glue-point="2" svg:x2="0.30556in" svg:y2="0.49306in" draw:end-shape="id36" draw:end-glue-point="0" draw:z-index="38" draw:id="id37" draw:style-name="a125" draw:name="Straight Arrow Connector 82">
              <svg:title/>
              <svg:desc/>
            </draw:connector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custom-shape svg:x="0.61806in" svg:y="0.17361in" svg:width="2.69444in" svg:height="1.8125in" draw:z-index="42" draw:id="id41" draw:style-name="a137" draw:name="Oval 88">
              <svg:title/>
              <svg:desc/>
              <text:p text:style-name="a136" text:class-names="" text:cond-style-name=""><text:span text:style-name="a135" text:class-names="">Create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0"/>
          <table:table-cell table:style-name="ce1">
            <draw:custom-shape svg:x="0.29167in" svg:y="0.09028in" svg:width="2.69444in" svg:height="1.8125in" draw:z-index="37" draw:id="id36" draw:style-name="a123" draw:name="Oval 80">
              <svg:title/>
              <svg:desc/>
              <text:p text:style-name="a122" text:class-names="" text:cond-style-name=""><text:span text:style-name="a121" text:class-names="">Description.php</text:span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ustom-shape svg:x="0.47917in" svg:y="0in" svg:width="2.1875in" svg:height="1.27083in" draw:z-index="44" draw:id="id43" draw:style-name="a145" draw:name="Rectangle: Rounded Corners 93">
              <svg:title/>
              <svg:desc/>
              <text:p text:style-name="a144" text:class-names="" text:cond-style-name=""><text:span text:style-name="a141" text:class-names="">If created</text:span><text:span text:style-name="a142" text:class-names=""><text:s text:c="1"/>input is validated correctly the data is saved into database and user is send back to Index.php</text:span><text:span text:style-name="a14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"/>
          <table:table-cell table:style-name="ce1">
            <draw:custom-shape svg:x="0.65972in" svg:y="0.00694in" svg:width="2.1875in" svg:height="1.27083in" draw:z-index="39" draw:id="id38" draw:style-name="a130" draw:name="Rectangle: Rounded Corners 83">
              <svg:title/>
              <svg:desc/>
              <text:p text:style-name="a129" text:class-names="" text:cond-style-name=""><text:span text:style-name="a126" text:class-names="">Depending on whitch button was clicked Description.php</text:span><text:span text:style-name="a127" text:class-names=""><text:s text:c="1"/>sets respectively MB for DVD, Dimensions divided by "X" for Furniture and KG for Books</text:span><text:span text:style-name="a12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1">
            <draw:connector draw:type="line" svg:x1="0.95833in" svg:y1="0.19097in" draw:start-shape="id36" draw:start-glue-point="3" svg:x2="0.18056in" svg:y2="0.23958in" draw:end-shape="id38" draw:end-glue-point="1" draw:z-index="40" draw:id="id39" draw:style-name="a132" draw:name="Straight Arrow Connector 85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 table:number-columns-repeated="8"/>
          <table:table-cell table:style-name="ce1">
            <draw:connector draw:type="line" svg:x1="0.61806in" svg:y1="0.07292in" draw:start-shape="id41" draw:start-glue-point="3" svg:x2="0in" svg:y2="0.03125in" draw:end-shape="id43" draw:end-glue-point="1" draw:z-index="46" draw:id="id45" draw:style-name="a149" draw:name="Straight Arrow Connector 97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1.99306in" svg:y1="0.03819in" draw:start-shape="id38" draw:start-glue-point="3" svg:x2="0.63194in" svg:y2="0.02083in" draw:z-index="41" draw:id="id40" draw:style-name="a134" draw:name="Straight Arrow Connector 87">
              <svg:title/>
              <svg:desc/>
            </draw:connector>
          </table:table-cell>
          <table:table-cell table:number-columns-repeated="1637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0" svg:viewBox="0 0 20 30" svg:d="m10 0-10 30h20z"/>
    <draw:marker draw:name="a92" svg:viewBox="0 0 20 30" svg:d="m10 0-10 30h20z"/>
    <draw:marker draw:name="a22" svg:viewBox="0 0 20 30" svg:d="m10 0-10 30h20z"/>
    <draw:marker draw:name="a146" svg:viewBox="0 0 20 30" svg:d="m10 0-10 30h20z"/>
    <draw:marker draw:name="a3" svg:viewBox="0 0 20 30" svg:d="m10 0-10 30h20z"/>
    <draw:marker draw:name="a94" svg:viewBox="0 0 20 30" svg:d="m10 0-10 30h20z"/>
    <draw:marker draw:name="a24" svg:viewBox="0 0 20 30" svg:d="m10 0-10 30h20z"/>
    <draw:marker draw:name="a148" svg:viewBox="0 0 20 30" svg:d="m10 0-10 30h20z"/>
    <draw:marker draw:name="a30" svg:viewBox="0 0 20 30" svg:d="m10 0-10 30h20z"/>
    <draw:marker draw:name="a96" svg:viewBox="0 0 20 30" svg:d="m10 0-10 30h20z"/>
    <draw:marker draw:name="a32" svg:viewBox="0 0 20 30" svg:d="m10 0-10 30h20z"/>
    <draw:marker draw:name="a98" svg:viewBox="0 0 20 30" svg:d="m10 0-10 30h20z"/>
    <draw:marker draw:name="a100" svg:viewBox="0 0 20 30" svg:d="m10 0-10 30h20z"/>
    <draw:marker draw:name="a44" svg:viewBox="0 0 20 30" svg:d="m10 0-10 30h20z"/>
    <draw:marker draw:name="a105" svg:viewBox="0 0 20 30" svg:d="m10 0-10 30h20z"/>
    <draw:marker draw:name="a60" svg:viewBox="0 0 20 30" svg:d="m10 0-10 30h20z"/>
    <draw:marker draw:name="a107" svg:viewBox="0 0 20 30" svg:d="m10 0-10 30h20z"/>
    <draw:marker draw:name="a61" svg:viewBox="0 0 20 30" svg:d="m10 0-10 30h20z"/>
    <draw:marker draw:name="a49" svg:viewBox="0 0 20 30" svg:d="m10 0-10 30h20z"/>
    <draw:marker draw:name="a56" svg:viewBox="0 0 20 30" svg:d="m10 0-10 30h20z"/>
    <draw:marker draw:name="a57" svg:viewBox="0 0 20 30" svg:d="m10 0-10 30h20z"/>
    <draw:marker draw:name="a117" svg:viewBox="0 0 20 30" svg:d="m10 0-10 30h20z"/>
    <draw:marker draw:name="a124" svg:viewBox="0 0 20 30" svg:d="m10 0-10 30h20z"/>
    <draw:marker draw:name="a119" svg:viewBox="0 0 20 30" svg:d="m10 0-10 30h20z"/>
    <draw:marker draw:name="a131" svg:viewBox="0 0 20 30" svg:d="m10 0-10 30h20z"/>
    <draw:marker draw:name="a133" svg:viewBox="0 0 20 30" svg:d="m10 0-10 30h20z"/>
    <draw:stroke-dash draw:name="a59" draw:display-name="Dash" draw:style="rect" draw:dots1="1" draw:dots1-length="0.02083in" draw:dots2="0" draw:dots2-length="0in" draw:distance="0.02083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ebal</meta:initial-creator>
    <dc:creator>Sebal</dc:creator>
    <meta:creation-date>2022-01-04T18:15:18Z</meta:creation-date>
    <dc:date>2022-01-04T19:20:41Z</dc:date>
  </office:meta>
</office:document-meta>
</file>